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A5000000AB59413A7F4CDB3B8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  <style:text-properties fo:font-style="italic" fo:background-color="#c0c0c0" style:font-style-asian="italic" style:font-style-complex="italic"/>
    </style:style>
    <style:style style:name="P2" style:family="paragraph" style:parent-style-name="Text_20_body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style:punctuation-wrap="hanging" style:writing-mode="lr-tb"/>
    </style:style>
    <style:style style:name="P4" style:family="paragraph" style:parent-style-name="Standard">
      <style:paragraph-properties fo:margin-left="0.75in" fo:margin-right="0in" fo:text-indent="0in" style:auto-text-indent="false"/>
    </style:style>
    <style:style style:name="P5" style:family="paragraph" style:parent-style-name="Text_20_body">
      <style:paragraph-properties fo:margin-left="0.75in" fo:margin-right="0in" fo:text-indent="0in" style:auto-text-indent="false"/>
    </style:style>
    <style:style style:name="P6" style:family="paragraph" style:parent-style-name="Text_20_body">
      <style:paragraph-properties fo:margin-left="0.75in" fo:margin-right="0in" fo:text-indent="0in" style:auto-text-indent="false"/>
      <style:text-properties fo:font-style="italic" fo:background-color="#c0c0c0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margin-top="0in" fo:margin-bottom="0.0972in" loext:contextual-spacing="false"/>
    </style:style>
    <style:style style:name="P10" style:family="paragraph" style:parent-style-name="Contents_20_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itle" style:master-page-name="Standard">
      <style:paragraph-properties fo:margin-top="0.1665in" fo:margin-bottom="0.0835in" loext:contextual-spacing="false" fo:text-align="center" style:justify-single-word="false" style:page-number="auto"/>
    </style:style>
    <style:style style:name="P15" style:family="paragraph" style:parent-style-name="Heading_20_2" style:list-style-name="WWNum2"/>
    <style:style style:name="P16" style:family="paragraph" style:parent-style-name="Heading_20_4" style:list-style-name="WWNum2"/>
    <style:style style:name="P17" style:family="paragraph" style:parent-style-name="Heading_20_4" style:list-style-name="">
      <style:paragraph-properties fo:margin-left="0in" fo:margin-right="0in" fo:text-indent="0in" style:auto-text-indent="false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75in" fo:margin-right="0in" fo:text-indent="0in" style:auto-text-indent="false"/>
      <style:text-properties fo:font-weight="bold" style:font-weight-asian="bold" style:font-weight-complex="bold"/>
    </style:style>
    <style:style style:name="P20" style:family="paragraph" style:parent-style-name="Text_20_body" style:list-style-name="WWNum3"/>
    <style:style style:name="P21" style:family="paragraph" style:parent-style-name="Text_20_body" style:list-style-name="WWNum4"/>
    <style:style style:name="P22" style:family="paragraph" style:parent-style-name="Text_20_body">
      <style:text-properties fo:font-style="italic" fo:background-color="#c0c0c0" style:font-style-asian="italic" style:font-style-complex="italic"/>
    </style:style>
    <style:style style:name="P23" style:family="paragraph" style:parent-style-name="Text_20_body">
      <style:text-properties fo:font-style="italic" style:font-style-asian="italic" style:font-style-complex="italic"/>
    </style:style>
    <style:style style:name="P24" style:family="paragraph" style:parent-style-name="Text_20_body" style:list-style-name="WWNum5">
      <style:text-properties fo:font-style="normal" style:font-style-asian="normal" style:font-style-complex="normal"/>
    </style:style>
    <style:style style:name="P25" style:family="paragraph" style:parent-style-name="Text_20_body" style:list-style-name="WWNum7"/>
    <style:style style:name="P26" style:family="paragraph" style:parent-style-name="Text_20_body">
      <style:text-properties fo:font-size="11pt" fo:background-color="#c0c0c0" style:font-size-asian="11pt" style:font-size-complex="11pt"/>
    </style:style>
    <style:style style:name="P27" style:family="paragraph" style:parent-style-name="Text_20_body" style:list-style-name="WWNum6"/>
    <style:style style:name="P28" style:family="paragraph" style:parent-style-name="Text_20_body">
      <style:paragraph-properties fo:margin-left="0.75in" fo:margin-right="0in" fo:text-indent="0in" style:auto-text-indent="false"/>
      <style:text-properties fo:font-style="italic" fo:background-color="#c0c0c0" style:font-style-asian="italic" style:font-style-complex="italic"/>
    </style:style>
    <style:style style:name="P29" style:family="paragraph">
      <loext:graphic-properties draw:fill="solid" draw:fill-color="#eeeeee"/>
      <style:paragraph-properties fo:text-align="start"/>
      <style:text-properties fo:color="#000000" fo:font-size="18pt"/>
    </style:style>
    <style:style style:name="T1" style:family="text">
      <style:text-properties officeooo:rsid="0014af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#c0c0c0" loext:char-shading-value="0" style:font-style-asian="italic" style:font-style-complex="italic"/>
    </style:style>
    <style:style style:name="T5" style:family="text">
      <style:text-properties fo:color="#cc7832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T6" style:family="text">
      <style:text-properties fo:color="#a9b7c6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T7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eeeee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CBUS</text:p>
      <text:p text:style-name="P13">Connect DB Tool</text:p>
      <text:p text:style-name="P7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2"><text:a xlink:type="simple" xlink:href="#__RefHeading___Toc2790_2669661622" text:style-name="Index_20_Link" text:visited-style-name="Index_20_Link">1 Introduction<text:tab/>1</text:a></text:p>
          <text:p text:style-name="P12"><text:a xlink:type="simple" xlink:href="#__RefHeading___Toc2792_2669661622" text:style-name="Index_20_Link" text:visited-style-name="Index_20_Link">2 Requirements<text:tab/>1</text:a></text:p>
          <text:p text:style-name="P12"><text:a xlink:type="simple" xlink:href="#__RefHeading___Toc2794_2669661622" text:style-name="Index_20_Link" text:visited-style-name="Index_20_Link">3 Installation<text:tab/>1</text:a></text:p>
          <text:p text:style-name="P12"><text:a xlink:type="simple" xlink:href="#__RefHeading___Toc2796_2669661622" text:style-name="Index_20_Link" text:visited-style-name="Index_20_Link">4 Tutorial<text:tab/>2</text:a></text:p>
          <text:p text:style-name="P11"><text:a xlink:type="simple" xlink:href="#__RefHeading___Toc2798_2669661622" text:style-name="Index_20_Link" text:visited-style-name="Index_20_Link">4.1 Compilation<text:tab/>2</text:a></text:p>
          <text:p text:style-name="P11"><text:a xlink:type="simple" xlink:href="#__RefHeading___Toc2800_2669661622" text:style-name="Index_20_Link" text:visited-style-name="Index_20_Link">4.2 Meta resource structure<text:tab/>3</text:a></text:p>
          <text:p text:style-name="P11"><text:a xlink:type="simple" xlink:href="#__RefHeading___Toc2910_2669661622" text:style-name="Index_20_Link" text:visited-style-name="Index_20_Link">4.3 Supported types<text:tab/>3</text:a></text:p>
          <text:p text:style-name="P11"><text:a xlink:type="simple" xlink:href="#__RefHeading___Toc2804_2669661622" text:style-name="Index_20_Link" text:visited-style-name="Index_20_Link">4.4 Demo projects<text:tab/>3</text:a></text:p>
        </text:index-body>
      </text:table-of-content>
      <text:p text:style-name="P7"/>
      <text:list xml:id="list534954765" text:style-name="WWNum2">
        <text:list-item>
          <text:list>
            <text:list-item>
              <text:h text:style-name="P15" text:outline-level="2"><text:bookmark-start text:name="__RefHeading___Toc2790_2669661622"/>Introduction<text:bookmark-end text:name="__RefHeading___Toc2790_2669661622"/></text:h>
            </text:list-item>
          </text:list>
        </text:list-item>
      </text:list>
      <text:p text:style-name="P2">Presents tool for building typed meta data from JPA Entities.</text:p>
      <text:p text:style-name="P2">Generated Mata data feeds ccbus.system.query API and provides typed and safe queries.</text:p>
      <text:list xml:id="list172020731150998" text:continue-numbering="true" text:style-name="WWNum2">
        <text:list-item>
          <text:list>
            <text:list-item>
              <text:h text:style-name="P15" text:outline-level="2"><text:bookmark-start text:name="__RefHeading___Toc2792_2669661622"/>Requirements<text:bookmark-end text:name="__RefHeading___Toc2792_2669661622"/></text:h>
            </text:list-item>
          </text:list>
        </text:list-item>
      </text:list>
      <text:list xml:id="list479893340" text:style-name="WWNum3">
        <text:list-item>
          <text:p text:style-name="P20">Java 8 </text:p>
        </text:list-item>
        <text:list-item>
          <text:p text:style-name="P20">Maven tool</text:p>
        </text:list-item>
      </text:list>
      <text:list xml:id="list172021111998836" text:continue-list="list172020731150998" text:style-name="WWNum2">
        <text:list-item>
          <text:list>
            <text:list-item>
              <text:h text:style-name="P15" text:outline-level="2"><text:bookmark-start text:name="__RefHeading___Toc2794_2669661622"/>Installation<text:bookmark-end text:name="__RefHeading___Toc2794_2669661622"/></text:h>
            </text:list-item>
          </text:list>
        </text:list-item>
      </text:list>
      <text:p text:style-name="P1"/>
      <text:list xml:id="list347860043" text:style-name="WWNum4">
        <text:list-item>
          <text:p text:style-name="P21">Checkout Ccbus db meta generator tool</text:p>
        </text:list-item>
      </text:list>
      <text:p text:style-name="P22">terminal$ svn export svn://192.168.0.2/projects/ccbus/ccbusDbTool/trunk/release/ccbus-dbtool.jar <text:s/>.</text:p>
      <text:p text:style-name="P22">#Make the bin executable</text:p>
      <text:p text:style-name="P22">[For linux] terminal$ sudo chmod +x <text:s/>ccbus-dbtool.jar</text:p>
      <text:list xml:id="list2040428971" text:style-name="WWNum5">
        <text:list-item>
          <text:p text:style-name="P24">Show help:</text:p>
        </text:list-item>
      </text:list>
      <text:p text:style-name="Text_20_body"><text:span text:style-name="T3"><text:tab/> <text:s text:c="5"/></text:span><text:span text:style-name="T4">java -jar ccbus-dbtool.jar -h</text:span></text:p>
      <text:list xml:id="list172021971397996" text:continue-numbering="true" text:style-name="WWNum5">
        <text:list-item>
          <text:p text:style-name="P24"><text:bookmark-start text:name="__DdeLink__562_3260222183"/>Generate configuration file:<text:bookmark-end text:name="__DdeLink__562_3260222183"/></text:p>
        </text:list-item>
      </text:list>
      <text:p text:style-name="P6">java -jar ccbus-dbtool.jar -g</text:p>
      <text:p text:style-name="P6"/>
      <text:p text:style-name="P6"/>
      <text:p text:style-name="P6"><text:soft-page-break/></text:p>
      <text:list xml:id="list172021591229186" text:continue-numbering="true" text:style-name="WWNum5">
        <text:list-item>
          <text:p text:style-name="P24"><draw:custom-shape text:anchor-type="paragraph" draw:z-index="3" draw:name="Shape1" draw:style-name="gr1" draw:text-style-name="P29" svg:width="5.6094in" svg:height="1.5488in" svg:x="0.4665in" svg:y="0.3598in"><text:p text:style-name="P3"><text:span text:style-name="T5">[Project]</text:span><text:line-break/><text:span text:style-name="T6">projectPath</text:span><text:span text:style-name="T7">=/home/artyom/dev/java/ccbusSystemLib</text:span><text:line-break/><text:span text:style-name="T6">relativeSrcPath</text:span><text:span text:style-name="T7">=src/main/java/</text:span><text:line-break/><text:span text:style-name="T6">rootPackage</text:span><text:span text:style-name="T7">=ccbus.system</text:span><text:line-break/><text:line-break/><text:span text:style-name="T5">[Entity]</text:span><text:line-break/><text:span text:style-name="T6">entityPackage</text:span><text:span text:style-name="T7">=ccbus.system.test</text:span></text:p><text:p text:style-name="P3"><text:span text:style-name="T6">entityPackage</text:span><text:span text:style-name="T7">=ccbus.system.testAlt</text:span><text:line-break/><text:span text:style-name="T6">metaPackage</text:span><text:span text:style-name="T7">=ccbus.system.meta</text:span></text:p><text:p text:style-name="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et up configuration file , example below:</text:p>
        </text:list-item>
      </text:list>
      <text:p text:style-name="P5">[Project] - Maven (Spring) project</text:p>
      <text:p text:style-name="P5">[Entity] - Entity package configuration</text:p>
      <text:list xml:id="list3797073040" text:style-name="WWNum7">
        <text:list-item>
          <text:p text:style-name="P25">entityPackage - package name used to resolve Entity path. Could provide more than one package</text:p>
        </text:list-item>
        <text:list-item>
          <text:p text:style-name="P25">metaPackage - package name used to generate meta structure resources (directory, files).</text:p>
        </text:list-item>
      </text:list>
      <text:p text:style-name="P23"><text:tab/></text:p>
      <text:list xml:id="list172021825114084" text:continue-list="list172021111998836" text:style-name="WWNum2">
        <text:list-item>
          <text:list>
            <text:list-item>
              <text:h text:style-name="P15" text:outline-level="2"><text:bookmark-start text:name="__RefHeading___Toc2796_2669661622"/>Tutorial<text:bookmark-end text:name="__RefHeading___Toc2796_2669661622"/></text:h>
              <text:list>
                <text:list-item>
                  <text:list>
                    <text:list-item>
                      <text:h text:style-name="P16" text:outline-level="4"><text:bookmark-start text:name="__RefHeading___Toc2798_2669661622"/>Compilation<text:bookmark-end text:name="__RefHeading___Toc2798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Every project should have separate configuration file. Put compilation tool with configuration file in your project root path. </text:p>
      <text:p text:style-name="Text_20_body">Compile file with:</text:p>
      <text:p text:style-name="P26">java -jar ccbus-dbtool.jar <text:s/>src/main/java/ccbus/system/test/Shape.jav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72022131022479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16" text:outline-level="4"><text:bookmark-start text:name="__RefHeading___Toc2800_2669661622"/>Meta resource structure<text:bookmark-end text:name="__RefHeading___Toc2800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Bold text presents directory.</text:p>
      <text:p text:style-name="Standard"><text:soft-page-break/><text:s text:c="6"/><text:span text:style-name="T2"><text:s text:c="2"/>src <text:s text:c="2"/></text:span></text:p>
      <text:p text:style-name="P18"><text:tab/>|</text:p>
      <text:p text:style-name="P18"><text:tab/>java</text:p>
      <text:p text:style-name="P4">|</text:p>
      <text:p text:style-name="P19">ccbus</text:p>
      <text:p text:style-name="Standard"><text:tab/><text:tab/>|</text:p>
      <text:p text:style-name="Standard"><text:tab/><text:tab/> <text:span text:style-name="T2">meta</text:span> <text:s text:c="2"/># Directory name depends on the metaPackage</text:p>
      <text:p text:style-name="Standard"><text:tab/><text:tab/> <text:s text:c="8"/>|</text:p>
      <text:p text:style-name="Standard"><text:tab/><text:tab/> <text:s text:c="8"/>Meta.java # Root meta file. Provides access to all meta entities</text:p>
      <text:p text:style-name="Standard"><text:tab/><text:tab/> <text:s text:c="8"/>|</text:p>
      <text:p text:style-name="Standard"><text:tab/><text:tab/> <text:s text:c="8"/>Meta_Entity1.java # Meta file for Entity1. </text:p>
      <text:p text:style-name="Standard"><text:tab/><text:tab/> <text:s text:c="8"/>|</text:p>
      <text:p text:style-name="Standard"><text:tab/><text:tab/> <text:s text:c="8"/>Meta_Entity2.java # Meta file for Entity1. </text:p>
      <text:p text:style-name="Standard"><text:tab/><text:tab/> <text:s text:c="8"/>.</text:p>
      <text:p text:style-name="Standard"><text:tab/><text:tab/> <text:s text:c="8"/>.<text:tab/></text:p>
      <text:p text:style-name="Standard"><text:tab/><text:tab/> <text:s text:c="8"/>.</text:p>
      <text:h text:style-name="P17" text:outline-level="4"/>
      <text:list xml:id="list17202078622983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16" text:outline-level="4"><text:bookmark-start text:name="__RefHeading___Toc2910_2669661622"/>Supported types<text:bookmark-end text:name="__RefHeading___Toc2910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arser should support all JPA supported types, but following types are confirmed:</text:p>
      <text:list xml:id="list3647796290" text:style-name="WWNum6">
        <text:list-item>
          <text:p text:style-name="P27">All java primitive types supported by JPA.</text:p>
        </text:list-item>
        <text:list-item>
          <text:p text:style-name="P27">Date (sql and util, sql.Date extends util.Date)</text:p>
        </text:list-item>
        <text:list-item>
          <text:p text:style-name="P27">Joda DateTime</text:p>
        </text:list-item>
        <text:list-item>
          <text:p text:style-name="P27">Enum (inner enum)</text:p>
        </text:list-item>
      </text:list>
      <text:list xml:id="list172021274402982" text:continue-list="list172020786229837" text:style-name="WWNum2">
        <text:list-item>
          <text:list>
            <text:list-item>
              <text:list>
                <text:list-item>
                  <text:list>
                    <text:list-item>
                      <text:h text:style-name="P16" text:outline-level="4"><text:bookmark-start text:name="__RefHeading___Toc2804_2669661622"/>Demo projects<text:bookmark-end text:name="__RefHeading___Toc2804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For demo project please checkout following:</text:p>
      <text:p text:style-name="P22">svn://192.168.0.2/projects/ccbus/ccbusSystemLib/trunk</text:p>
      <text:p text:style-name="Text_20_body"/>
      <text:p text:style-name="P8">Happy coding :)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2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2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2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2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2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2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2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2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2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2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2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2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2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2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2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2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2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complex="OpenSymbol2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2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2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2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2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2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2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2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2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2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2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2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2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2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2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2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2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2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-complex="OpenSymbol2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2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0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371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372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37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374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375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376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377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378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7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8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8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8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8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8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8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8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88" style:num-suffix="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389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390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39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392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393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39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395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396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9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9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0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0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0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0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0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0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ListLabel_20_40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40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41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412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413" style:num-suffix="◦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414" style:num-suffix="▪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4af7a"/>
    </style:style>
    <style:style style:name="M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>
        <style:header-footer-properties fo:min-height="0.2917in" fo:margin-left="0in" fo:margin-right="0in" fo:margin-top="0.25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4" text:anchor-type="char" svg:x="0.0201in" svg:y="-0.3902in" svg:width="0.5in" svg:height="0.5098in" draw:z-index="2"><draw:image xlink:href="Pictures/10000201000000A5000000AB59413A7F4CDB3B80.png" xlink:type="simple" xlink:show="embed" xlink:actuate="onLoad" loext:mime-type="image/png"/></draw:frame></text:p>
      </style:header>
      <style:footer>
        <text:p text:style-name="Footer"><text:span text:style-name="MT1"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5T14:08:18</meta:creation-date>
    <meta:initial-creator>Artyom Radulov</meta:initial-creator>
    <dc:language>en-US</dc:language>
    <dc:date>2021-01-06T17:20:20.083082650</dc:date>
    <meta:editing-cycles>47</meta:editing-cycles>
    <meta:editing-duration>PT2H26M58S</meta:editing-duration>
    <meta:generator>LibreOffice/6.4.6.2$Linux_X86_64 LibreOffice_project/40$Build-2</meta:generator>
    <meta:document-statistic meta:table-count="0" meta:image-count="1" meta:object-count="0" meta:page-count="3" meta:paragraph-count="68" meta:word-count="294" meta:character-count="2209" meta:non-whitespace-character-count="1865"/>
  </office:meta>
</office:document-meta>
</file>